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bf45d" officeooo:paragraph-rsid="000bf45d"/>
    </style:style>
    <style:style style:name="P2" style:family="paragraph" style:parent-style-name="Standard">
      <style:text-properties officeooo:rsid="000d25e7" officeooo:paragraph-rsid="000d25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レンズの歪曲収差とは何か</text:p>
      <text:p text:style-name="P1"/>
      <text:p text:style-name="P2">2. レンズの歪曲収差の構成方法について</text:p>
      <text:p text:style-name="P2"/>
      <text:p text:style-name="P2">3. 歪曲収差以外の収差とその特徴につい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9:36:23.821233627</meta:creation-date>
    <dc:date>2017-05-23T19:38:21.574959232</dc:date>
    <meta:editing-duration>PT1M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50" meta:character-count="56" meta:non-whitespace-character-count="53"/>
  </office:meta>
</office:document-meta>
</file>